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09in"/>
    </style:style>
    <style:style style:name="co2" style:family="table-column">
      <style:table-column-properties fo:break-before="auto" style:column-width="0.6453in"/>
    </style:style>
    <style:style style:name="co3" style:family="table-column">
      <style:table-column-properties fo:break-before="auto" style:column-width="0.3917in"/>
    </style:style>
    <style:style style:name="co4" style:family="table-column">
      <style:table-column-properties fo:break-before="auto" style:column-width="0.3575in"/>
    </style:style>
    <style:style style:name="co5" style:family="table-column">
      <style:table-column-properties fo:break-before="auto" style:column-width="0.9925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22.8335in"/>
    </style:style>
    <style:style style:name="co9" style:family="table-column">
      <style:table-column-properties fo:break-before="auto" style:column-width="0.8827in"/>
    </style:style>
    <style:style style:name="co10" style:family="table-column">
      <style:table-column-properties fo:break-before="auto" style:column-width="0.9118in"/>
    </style:style>
    <style:style style:name="co11" style:family="table-column">
      <style:table-column-properties fo:break-before="auto" style:column-width="0.8571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1.0346in"/>
    </style:style>
    <style:style style:name="co14" style:family="table-column">
      <style:table-column-properties fo:break-before="auto" style:column-width="0.3402in"/>
    </style:style>
    <style:style style:name="co15" style:family="table-column">
      <style:table-column-properties fo:break-before="auto" style:column-width="0.5693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0.6665in"/>
    </style:style>
    <style:style style:name="co20" style:family="table-column">
      <style:table-column-properties fo:break-before="auto" style:column-width="1.3272in"/>
    </style:style>
    <style:style style:name="co21" style:family="table-column">
      <style:table-column-properties fo:break-before="auto" style:column-width="1.0854in"/>
    </style:style>
    <style:style style:name="co22" style:family="table-column">
      <style:table-column-properties fo:break-before="auto" style:column-width="0.7339in"/>
    </style:style>
    <style:style style:name="co23" style:family="table-column">
      <style:table-column-properties fo:break-before="auto" style:column-width="0.7701in"/>
    </style:style>
    <style:style style:name="co24" style:family="table-column">
      <style:table-column-properties fo:break-before="auto" style:column-width="0.6874in"/>
    </style:style>
    <style:style style:name="co25" style:family="table-column">
      <style:table-column-properties fo:break-before="auto" style:column-width="1.5217in"/>
    </style:style>
    <style:style style:name="co26" style:family="table-column">
      <style:table-column-properties fo:break-before="auto" style:column-width="2.3874in"/>
    </style:style>
    <style:style style:name="co27" style:family="table-column">
      <style:table-column-properties fo:break-before="auto" style:column-width="0.9209in"/>
    </style:style>
    <style:style style:name="co28" style:family="table-column">
      <style:table-column-properties fo:break-before="auto" style:column-width="0.861in"/>
    </style:style>
    <style:style style:name="co29" style:family="table-column">
      <style:table-column-properties fo:break-before="auto" style:column-width="0.8693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5.8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o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CHR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QUAL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K562__ref</text:p>
          </table:table-cell>
          <table:table-cell office:value-type="string" calcext:value-type="string">
            <text:p>HepG2__ref</text:p>
          </table:table-cell>
          <table:table-cell office:value-type="string" calcext:value-type="string">
            <text:p>SKNSH__ref</text:p>
          </table:table-cell>
          <table:table-cell office:value-type="string" calcext:value-type="string">
            <text:p>K562__alt</text:p>
          </table:table-cell>
          <table:table-cell office:value-type="string" calcext:value-type="string">
            <text:p>HepG2__alt</text:p>
          </table:table-cell>
          <table:table-cell office:value-type="string" calcext:value-type="string">
            <text:p>SKNSH__alt</text:p>
          </table:table-cell>
          <table:table-cell office:value-type="string" calcext:value-type="string">
            <text:p>K562__skew</text:p>
          </table:table-cell>
          <table:table-cell office:value-type="string" calcext:value-type="string">
            <text:p>HepG2__skew</text:p>
          </table:table-cell>
          <table:table-cell office:value-type="string" calcext:value-type="string">
            <text:p>SKNSH__skew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add_phred</text:p>
          </table:table-cell>
          <table:table-cell office:value-type="string" calcext:value-type="string">
            <text:p>is_in_dELS</text:p>
          </table:table-cell>
          <table:table-cell office:value-type="string" calcext:value-type="string">
            <text:p>is_in_CA</text:p>
          </table:table-cell>
          <table:table-cell office:value-type="string" calcext:value-type="string">
            <text:p>is_in_pELS</text:p>
          </table:table-cell>
          <table:table-cell office:value-type="string" calcext:value-type="string">
            <text:p>is_in_CA-H3K4me3</text:p>
          </table:table-cell>
          <table:table-cell office:value-type="string" calcext:value-type="string">
            <text:p>is_in_CA-CTCF</text:p>
          </table:table-cell>
          <table:table-cell office:value-type="string" calcext:value-type="string">
            <text:p>is_in_PLS</text:p>
          </table:table-cell>
          <table:table-cell office:value-type="string" calcext:value-type="string">
            <text:p>is_in_TF</text:p>
          </table:table-cell>
          <table:table-cell office:value-type="string" calcext:value-type="string">
            <text:p>is_in_CA-TF</text:p>
          </table:table-cell>
          <table:table-cell office:value-type="string" calcext:value-type="string">
            <text:p>P_ANNO</text:p>
          </table:table-cell>
          <table:table-cell office:value-type="string" calcext:value-type="string">
            <text:p>mean_ref</text:p>
          </table:table-cell>
          <table:table-cell office:value-type="string" calcext:value-type="string">
            <text:p>mean_skew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oulette_PN</text:p>
          </table:table-cell>
          <table:table-cell office:value-type="string" calcext:value-type="string">
            <text:p>roulette_MR</text:p>
          </table:table-cell>
          <table:table-cell office:value-type="string" calcext:value-type="string">
            <text:p>roulette_MG</text:p>
          </table:table-cell>
          <table:table-cell office:value-type="string" calcext:value-type="string">
            <text:p>in_rep</text:p>
          </table:table-cell>
          <table:table-cell office:value-type="string" calcext:value-type="string">
            <text:p>all_conseq__codes</text:p>
          </table:table-cell>
          <table:table-cell office:value-type="string" calcext:value-type="string">
            <text:p>unique_consequence_codes</text:p>
          </table:table-cell>
          <table:table-cell office:value-type="string" calcext:value-type="string">
            <text:p>worst_consequence_code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81946" calcext:value-type="float">
            <text:p>819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s12858530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0.59658825;HepG2__ref=0.59757054;SKNSH__ref=0.78742206;K562__alt=0.56864125;HepG2__alt=0.5711818;SKNSH__alt=0.7387333;K562__skew=-0.027946949;HepG2__skew=-0.026388671;SKNSH__skew=-0.048688762;AN_oth=1632;AN_ami=740;AN_sas=4112;AN_fin=5890;AN_eas=5136;AN_amr=12622;AN_afr=38522;AN_mid=226;AN_asj=2500;AN_nfe=50518;cadd_raw_score=0.001614;cadd_phred=1.345;vep=G|intergenic_variant|MODIFIER|||Intergenic||||||||||||1|||SNV||||||||||||||||||||||||;AC=1;AN=121898;AF=8.20358e-06;AC_oth=0;AF_oth=0;AC_ami=0;AF_ami=0;AC_sas=0;AF_sas=0;AC_fin=0;AF_fin=0;AC_eas=1;AF_eas=0.000194704;AC_amr=0;AF_amr=0;AC_afr=0;AF_afr=0;AC_mid=0;AF_mid=0;AC_asj=0;AF_asj=0;AC_nfe=0;AF_nfe=0;AC_popmax=1;AN_popmax=5136;AF_popmax=0.000194704</text:p>
          </table:table-cell>
          <table:table-cell office:value-type="float" office:value="0.59658825" calcext:value-type="float">
            <text:p>0.59658825</text:p>
          </table:table-cell>
          <table:table-cell office:value-type="float" office:value="0.59757054" calcext:value-type="float">
            <text:p>0.59757054</text:p>
          </table:table-cell>
          <table:table-cell office:value-type="float" office:value="0.78742206" calcext:value-type="float">
            <text:p>0.78742206</text:p>
          </table:table-cell>
          <table:table-cell office:value-type="float" office:value="0.56864125" calcext:value-type="float">
            <text:p>0.56864125</text:p>
          </table:table-cell>
          <table:table-cell office:value-type="float" office:value="0.5711818" calcext:value-type="float">
            <text:p>0.5711818</text:p>
          </table:table-cell>
          <table:table-cell office:value-type="float" office:value="0.7387333" calcext:value-type="float">
            <text:p>0.7387333</text:p>
          </table:table-cell>
          <table:table-cell office:value-type="float" office:value="-0.027946949" calcext:value-type="float">
            <text:p>-0.027946949</text:p>
          </table:table-cell>
          <table:table-cell office:value-type="float" office:value="-0.026388671" calcext:value-type="float">
            <text:p>-0.026388671</text:p>
          </table:table-cell>
          <table:table-cell office:value-type="float" office:value="-0.048688762" calcext:value-type="float">
            <text:p>-0.048688762</text:p>
          </table:table-cell>
          <table:table-cell office:value-type="float" office:value="1" calcext:value-type="float">
            <text:p>1</text:p>
          </table:table-cell>
          <table:table-cell office:value-type="float" office:value="121898" calcext:value-type="float">
            <text:p>121898</text:p>
          </table:table-cell>
          <table:table-cell office:value-type="float" office:value="0.00000820358" calcext:value-type="float">
            <text:p>0.00000820358</text:p>
          </table:table-cell>
          <table:table-cell office:value-type="float" office:value="1.345" calcext:value-type="float">
            <text:p>1.345</text:p>
          </table:table-cell>
          <table:table-cell table:number-columns-repeated="8" table:style-name="ce2" office:value-type="string" calcext:value-type="string">
            <text:p>false</text:p>
          </table:table-cell>
          <table:table-cell office:value-type="float" office:value="0.424" calcext:value-type="float">
            <text:p>0.424</text:p>
          </table:table-cell>
          <table:table-cell office:value-type="float" office:value="0.660526951154073" calcext:value-type="float">
            <text:p>0.660526951154073</text:p>
          </table:table-cell>
          <table:table-cell office:value-type="float" office:value="-0.0343414594729741" calcext:value-type="float">
            <text:p>-0.0343414594729741</text:p>
          </table:table-cell>
          <table:table-cell office:value-type="float" office:value="0.00000820358" calcext:value-type="float">
            <text:p>0.00000820358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AGATC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6" calcext:value-type="float">
            <text:p>0.096</text:p>
          </table:table-cell>
          <table:table-cell table:style-name="ce2" office:value-type="string" calcext:value-type="string">
            <text:p>true</text:p>
          </table:table-cell>
          <table:table-cell table:number-columns-repeated="3" office:value-type="string" calcext:value-type="string">
            <text:p>intergenic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882239" calcext:value-type="float">
            <text:p>8822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s3703472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0.4190334;HepG2__ref=0.06945333;SKNSH__ref=-0.09149418;K562__alt=0.43673936;HepG2__alt=0.079275936;SKNSH__alt=-0.08137283;K562__skew=0.017705956;HepG2__skew=0.009822604;SKNSH__skew=0.010121356;AN_oth=2090;AN_ami=912;AN_sas=4830;AN_fin=10612;AN_eas=5206;AN_amr=15276;AN_afr=41438;AN_mid=316;AN_asj=3472;AN_nfe=68036;cadd_raw_score=0.115077;cadd_phred=2.229;vep=A|regulatory_region_variant|MODIFIER|||RegulatoryFeature|ENSR00000344414|open_chromatin_region||||||||||1|||SNV||||||||||||||||||||||||,A|intergenic_variant|MODIFIER|||Intergenic||||||||||||1|||SNV||||||||||||||||||||||||;AC=2;AN=152188;AF=1.31416e-05;AC_oth=1;AF_oth=0.000478469;AC_ami=0;AF_ami=0;AC_sas=0;AF_sas=0;AC_fin=0;AF_fin=0;AC_eas=1;AF_eas=0.000192086;AC_amr=0;AF_amr=0;AC_afr=0;AF_afr=0;AC_mid=0;AF_mid=0;AC_asj=0;AF_asj=0;AC_nfe=0;AF_nfe=0;AC_popmax=1;AN_popmax=5206;AF_popmax=0.000192086</text:p>
          </table:table-cell>
          <table:table-cell office:value-type="float" office:value="0.4190334" calcext:value-type="float">
            <text:p>0.4190334</text:p>
          </table:table-cell>
          <table:table-cell office:value-type="float" office:value="0.06945333" calcext:value-type="float">
            <text:p>0.06945333</text:p>
          </table:table-cell>
          <table:table-cell office:value-type="float" office:value="-0.09149418" calcext:value-type="float">
            <text:p>-0.09149418</text:p>
          </table:table-cell>
          <table:table-cell office:value-type="float" office:value="0.43673936" calcext:value-type="float">
            <text:p>0.43673936</text:p>
          </table:table-cell>
          <table:table-cell office:value-type="float" office:value="0.079275936" calcext:value-type="float">
            <text:p>0.079275936</text:p>
          </table:table-cell>
          <table:table-cell office:value-type="float" office:value="-0.08137283" calcext:value-type="float">
            <text:p>-0.08137283</text:p>
          </table:table-cell>
          <table:table-cell office:value-type="float" office:value="0.017705956" calcext:value-type="float">
            <text:p>0.017705956</text:p>
          </table:table-cell>
          <table:table-cell office:value-type="float" office:value="0.009822604" calcext:value-type="float">
            <text:p>0.009822604</text:p>
          </table:table-cell>
          <table:table-cell office:value-type="float" office:value="0.010121356" calcext:value-type="float">
            <text:p>0.010121356</text:p>
          </table:table-cell>
          <table:table-cell office:value-type="float" office:value="2" calcext:value-type="float">
            <text:p>2</text:p>
          </table:table-cell>
          <table:table-cell office:value-type="float" office:value="152188" calcext:value-type="float">
            <text:p>152188</text:p>
          </table:table-cell>
          <table:table-cell office:value-type="float" office:value="0.0000131416" calcext:value-type="float">
            <text:p>0.0000131416</text:p>
          </table:table-cell>
          <table:table-cell office:value-type="float" office:value="2.229" calcext:value-type="float">
            <text:p>2.229</text:p>
          </table:table-cell>
          <table:table-cell table:style-name="ce2" office:value-type="string" calcext:value-type="string">
            <text:p>true</text:p>
          </table:table-cell>
          <table:table-cell table:number-columns-repeated="7" table:style-name="ce2" office:value-type="string" calcext:value-type="string">
            <text:p>false</text:p>
          </table:table-cell>
          <table:table-cell office:value-type="float" office:value="0.34" calcext:value-type="float">
            <text:p>0.34</text:p>
          </table:table-cell>
          <table:table-cell office:value-type="float" office:value="0.132330854733785" calcext:value-type="float">
            <text:p>0.132330854733785</text:p>
          </table:table-cell>
          <table:table-cell office:value-type="float" office:value="0.0125499727825324" calcext:value-type="float">
            <text:p>0.0125499727825324</text:p>
          </table:table-cell>
          <table:table-cell office:value-type="float" office:value="0.0000131416" calcext:value-type="float">
            <text:p>0.0000131416</text:p>
          </table:table-cell>
          <table:table-cell office:value-type="string" calcext:value-type="string">
            <text:p>ULTRARARE</text:p>
          </table:table-cell>
          <table:table-cell office:value-type="string" calcext:value-type="string">
            <text:p>GGGCT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4" calcext:value-type="float">
            <text:p>0.154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regulatory_region_variant, intergenic_variant</text:p>
          </table:table-cell>
          <table:table-cell office:value-type="string" calcext:value-type="string">
            <text:p>regulatory_region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902537" calcext:value-type="float">
            <text:p>9025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s1134613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0.90335053;HepG2__ref=0.5122778;SKNSH__ref=0.45436662;K562__alt=0.9381027;HepG2__alt=0.5453184;SKNSH__alt=0.49820682;K562__skew=0.034752313;HepG2__skew=0.0330406;SKNSH__skew=0.04384016;AN_oth=2092;AN_ami=910;AN_sas=4824;AN_fin=10614;AN_eas=5192;AN_amr=15280;AN_afr=41406;AN_mid=316;AN_asj=3470;AN_nfe=68002;cadd_raw_score=0.283492;cadd_phred=4.096;vep=G|upstream_gene_variant|MODIFIER|AL645608.6|ENSG00000272438|Transcript|ENST00000607769|lncRNA||||||||||1|2297|1|SNV||Clone_based_ensembl_gene||YES|4|||||||||||||||||||,G|upstream_gene_variant|MODIFIER|LOC284600|284600|Transcript|XR_002958526.1|lncRNA||||||||||1|2578|1|SNV||EntrezGene||YES||||||||||||||||||||;AC=930;AN=152106;AF=0.00611416;AC_oth=18;AF_oth=0.00860421;AC_ami=0;AF_ami=0;AC_sas=1;AF_sas=0.000207297;AC_fin=0;AF_fin=0;AC_eas=0;AF_eas=0;AC_amr=58;AF_amr=0.00379581;AC_afr=843;AF_afr=0.0203594;AC_mid=0;AF_mid=0;AC_asj=0;AF_asj=0;AC_nfe=10;AF_nfe=0.000147054;AC_popmax=843;AN_popmax=41406;AF_popmax=0.0203594</text:p>
          </table:table-cell>
          <table:table-cell office:value-type="float" office:value="0.90335053" calcext:value-type="float">
            <text:p>0.90335053</text:p>
          </table:table-cell>
          <table:table-cell office:value-type="float" office:value="0.5122778" calcext:value-type="float">
            <text:p>0.5122778</text:p>
          </table:table-cell>
          <table:table-cell office:value-type="float" office:value="0.45436662" calcext:value-type="float">
            <text:p>0.45436662</text:p>
          </table:table-cell>
          <table:table-cell office:value-type="float" office:value="0.9381027" calcext:value-type="float">
            <text:p>0.9381027</text:p>
          </table:table-cell>
          <table:table-cell office:value-type="float" office:value="0.5453184" calcext:value-type="float">
            <text:p>0.5453184</text:p>
          </table:table-cell>
          <table:table-cell office:value-type="float" office:value="0.49820682" calcext:value-type="float">
            <text:p>0.49820682</text:p>
          </table:table-cell>
          <table:table-cell office:value-type="float" office:value="0.034752313" calcext:value-type="float">
            <text:p>0.034752313</text:p>
          </table:table-cell>
          <table:table-cell office:value-type="float" office:value="0.0330406" calcext:value-type="float">
            <text:p>0.0330406</text:p>
          </table:table-cell>
          <table:table-cell office:value-type="float" office:value="0.04384016" calcext:value-type="float">
            <text:p>0.04384016</text:p>
          </table:table-cell>
          <table:table-cell office:value-type="float" office:value="930" calcext:value-type="float">
            <text:p>930</text:p>
          </table:table-cell>
          <table:table-cell office:value-type="float" office:value="152106" calcext:value-type="float">
            <text:p>152106</text:p>
          </table:table-cell>
          <table:table-cell office:value-type="float" office:value="0.00611416" calcext:value-type="float">
            <text:p>0.00611416</text:p>
          </table:table-cell>
          <table:table-cell office:value-type="float" office:value="4.096" calcext:value-type="float">
            <text:p>4.096</text:p>
          </table:table-cell>
          <table:table-cell table:number-columns-repeated="8" table:style-name="ce2" office:value-type="string" calcext:value-type="string">
            <text:p>false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3331626256307" calcext:value-type="float">
            <text:p>0.623331626256307</text:p>
          </table:table-cell>
          <table:table-cell office:value-type="float" office:value="0.0372110257546107" calcext:value-type="float">
            <text:p>0.0372110257546107</text:p>
          </table:table-cell>
          <table:table-cell office:value-type="float" office:value="0.00611416" calcext:value-type="float">
            <text:p>0.00611416</text:p>
          </table:table-cell>
          <table:table-cell office:value-type="string" calcext:value-type="string">
            <text:p>LOW_FREQ</text:p>
          </table:table-cell>
          <table:table-cell office:value-type="string" calcext:value-type="string">
            <text:p>GCACT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2" calcext:value-type="float">
            <text:p>0.08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pstream_gene_variant, upstream_gene_variant</text:p>
          </table:table-cell>
          <table:table-cell table:number-columns-repeated="2" office:value-type="string" calcext:value-type="string">
            <text:p>upstream_gene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036422" calcext:value-type="float">
            <text:p>10364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-0.13815472;HepG2__ref=0.022774108;SKNSH__ref=0.14083183;K562__alt=-0.11113546;HepG2__alt=0.087831154;SKNSH__alt=0.24379571;K562__skew=0.027019264;HepG2__skew=0.06505705;SKNSH__skew=0.10296387;AN_oth=2086;AN_ami=910;AN_sas=4814;AN_fin=10594;AN_eas=5174;AN_amr=15262;AN_afr=41286;AN_mid=316;AN_asj=3470;AN_nfe=67952;cadd_raw_score=0.229346;cadd_phred=3.463;splice_ai_max_ds=0;splice_ai_consequence=no_consequence;vep=C|intron_variant|MODIFIER|AGRN|ENSG00000188157|Transcript|ENST00000379370|protein_coding||3/35|ENST00000379370.7:c.511+1098T&gt;C|||||||1||1|SNV||HGNC|HGNC:329|YES|1|P1|CCDS30551.1|ENSP00000368678||||1||||||||||||,C|intron_variant&amp;non_coding_transcript_variant|MODIFIER|AGRN|ENSG00000188157|Transcript|ENST00000469403|retained_intron||1/2|ENST00000469403.1:n.458+1098T&gt;C|||||||1||1|SNV||HGNC|HGNC:329||3|||||||1||||||||||||,C|intron_variant|MODIFIER|AGRN|ENSG00000188157|Transcript|ENST00000620552|protein_coding||3/38|ENST00000620552.4:c.97+1098T&gt;C|||||||1||1|SNV||HGNC|HGNC:329||5|||ENSP00000484607||||1||||||||||||,C|intron_variant|MODIFIER|AGRN|ENSG00000188157|Transcript|ENST00000651234|protein_coding||2/37|ENST00000651234.1:c.196+1098T&gt;C|||||||1||1|SNV||HGNC|HGNC:329|||||ENSP00000499046||||1||||||||||||,C|intron_variant|MODIFIER|AGRN|ENSG00000188157|Transcript|ENST00000652369|protein_coding||2/34|ENST00000652369.1:c.196+1098T&gt;C|||||||1||1|SNV||HGNC|HGNC:329|||||ENSP00000498543||||1||||||||||||,C|intron_variant|MODIFIER|AGRN|375790|Transcript|NM_001305275.2|protein_coding||3/38|NM_001305275.2:c.511+1098T&gt;C|||||||1||1|SNV||EntrezGene|HGNC:329|||||NP_001292204.1||||||||||||||||,C|intron_variant|MODIFIER|AGRN|375790|Transcript|NM_001364727.2|protein_coding||2/35|NM_001364727.2:c.196+1098T&gt;C|||||||1||1|SNV||EntrezGene|HGNC:329|||||NP_001351656.1||||||||||||||||,C|intron_variant|MODIFIER|AGRN|375790|Transcript|NM_198576.4|protein_coding||3/35|NM_198576.4:c.511+1098T&gt;C|||||||1||1|SNV||EntrezGene|HGNC:329|YES||||NP_940978.2||||||||||||||||,C|intron_variant|MODIFIER|AGRN|375790|Transcript|XM_005244749.3|protein_coding||3/36|XM_005244749.3:c.511+1098T&gt;C|||||||1||1|SNV||EntrezGene|HGNC:329|||||XP_005244806.1||||||||||||||||,C|intron_variant|MODIFIER|AGRN|375790|Transcript|XM_011541429.2|protein_coding||3/36|XM_011541429.2:c.511+1098T&gt;C|||||||1||1|SNV||EntrezGene|HGNC:329|||||XP_011539731.1||||||||||||||||,C|intron_variant&amp;non_coding_transcript_variant|MODIFIER|AGRN|375790|Transcript|XR_946650.2|misc_RNA||3/37|XR_946650.2:n.582+1098T&gt;C|||||||1||1|SNV||EntrezGene|HGNC:329|||||||||||||||||||||,C|regulatory_region_variant|MODIFIER|||RegulatoryFeature|ENSR00000918393|enhancer||||||||||1|||SNV||||||||||||||||||||||||;AC=1;AN=151864;AF=6.58484e-06;AC_oth=0;AF_oth=0;AC_ami=0;AF_ami=0;AC_sas=0;AF_sas=0;AC_fin=0;AF_fin=0;AC_eas=0;AF_eas=0;AC_amr=0;AF_amr=0;AC_afr=0;AF_afr=0;AC_mid=0;AF_mid=0;AC_asj=0;AF_asj=0;AC_nfe=1;AF_nfe=1.47163e-05;AC_popmax=1;AN_popmax=67952;AF_popmax=1.47163e-05</text:p>
          </table:table-cell>
          <table:table-cell office:value-type="float" office:value="-0.13815472" calcext:value-type="float">
            <text:p>-0.13815472</text:p>
          </table:table-cell>
          <table:table-cell office:value-type="float" office:value="0.022774108" calcext:value-type="float">
            <text:p>0.022774108</text:p>
          </table:table-cell>
          <table:table-cell office:value-type="float" office:value="0.14083183" calcext:value-type="float">
            <text:p>0.14083183</text:p>
          </table:table-cell>
          <table:table-cell office:value-type="float" office:value="-0.11113546" calcext:value-type="float">
            <text:p>-0.11113546</text:p>
          </table:table-cell>
          <table:table-cell office:value-type="float" office:value="0.087831154" calcext:value-type="float">
            <text:p>0.087831154</text:p>
          </table:table-cell>
          <table:table-cell office:value-type="float" office:value="0.24379571" calcext:value-type="float">
            <text:p>0.24379571</text:p>
          </table:table-cell>
          <table:table-cell office:value-type="float" office:value="0.027019264" calcext:value-type="float">
            <text:p>0.027019264</text:p>
          </table:table-cell>
          <table:table-cell office:value-type="float" office:value="0.06505705" calcext:value-type="float">
            <text:p>0.06505705</text:p>
          </table:table-cell>
          <table:table-cell office:value-type="float" office:value="0.10296387" calcext:value-type="float">
            <text:p>0.10296387</text:p>
          </table:table-cell>
          <table:table-cell office:value-type="float" office:value="1" calcext:value-type="float">
            <text:p>1</text:p>
          </table:table-cell>
          <table:table-cell office:value-type="float" office:value="151864" calcext:value-type="float">
            <text:p>151864</text:p>
          </table:table-cell>
          <table:table-cell office:value-type="float" office:value="0.00000658484" calcext:value-type="float">
            <text:p>0.00000658484</text:p>
          </table:table-cell>
          <table:table-cell office:value-type="float" office:value="3.463" calcext:value-type="float">
            <text:p>3.463</text:p>
          </table:table-cell>
          <table:table-cell table:style-name="ce2" office:value-type="string" calcext:value-type="string">
            <text:p>true</text:p>
          </table:table-cell>
          <table:table-cell table:number-columns-repeated="7" table:style-name="ce2" office:value-type="string" calcext:value-type="string">
            <text:p>false</text:p>
          </table:table-cell>
          <table:table-cell office:value-type="float" office:value="-0.871" calcext:value-type="float">
            <text:p>-0.871</text:p>
          </table:table-cell>
          <table:table-cell office:value-type="float" office:value="0.00848374019066493" calcext:value-type="float">
            <text:p>0.00848374019066493</text:p>
          </table:table-cell>
          <table:table-cell office:value-type="float" office:value="0.0650133937597275" calcext:value-type="float">
            <text:p>0.0650133937597275</text:p>
          </table:table-cell>
          <table:table-cell office:value-type="float" office:value="0.00000658484" calcext:value-type="float">
            <text:p>0.00000658484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GGTGT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" calcext:value-type="float">
            <text:p>0.0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intron_variant, intron_variant&amp;non_coding_transcript_variant, intron_variant, intron_variant, intron_variant, intron_variant, intron_variant, intron_variant, intron_variant, intron_variant, intron_variant&amp;non_coding_transcript_variant, regulatory_region_variant</text:p>
          </table:table-cell>
          <table:table-cell office:value-type="string" calcext:value-type="string">
            <text:p>regulatory_region_variant, intron_variant, non_coding_transcript_variant</text:p>
          </table:table-cell>
          <table:table-cell office:value-type="string" calcext:value-type="string">
            <text:p>intron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418547" calcext:value-type="float">
            <text:p>14185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s9645051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0.12872978;HepG2__ref=0.61913455;SKNSH__ref=0.5079032;K562__alt=0.13889036;HepG2__alt=0.61275226;SKNSH__alt=0.60331696;K562__skew=0.010160592;HepG2__skew=-0.0063823545;SKNSH__skew=0.095413834;AN_oth=2094;AN_ami=912;AN_sas=4834;AN_fin=10618;AN_eas=5204;AN_amr=15288;AN_afr=41460;AN_mid=316;AN_asj=3470;AN_nfe=68046;cadd_raw_score=0.122134;cadd_phred=2.296;splice_ai_max_ds=0;splice_ai_consequence=no_consequence;vep=A|3_prime_UTR_variant|MODIFIER|ANKRD65|ENSG00000235098|Transcript|ENST00000427211|protein_coding|3/3||ENST00000427211.3:c.*687C&gt;T||1849|||||1||-1|SNV||HGNC|HGNC:42950||1||CCDS57962.1|ENSP00000428419||||||||||||||||,A|upstream_gene_variant|MODIFIER|AL391244.1|ENSG00000225905|Transcript|ENST00000428932|lncRNA||||||||||1|1698|1|SNV||Clone_based_ensembl_gene||YES|2|||||||||||||||||||,A|downstream_gene_variant|MODIFIER|ANKRD65|ENSG00000235098|Transcript|ENST00000442470|protein_coding||||||||||1|591|-1|SNV||HGNC|HGNC:42950||2||CCDS57962.1|ENSP00000428201||||||||||||||||,A|downstream_gene_variant|MODIFIER|ANKRD65|ENSG00000235098|Transcript|ENST00000454272|protein_coding||||||||||1|333|-1|SNV||HGNC|HGNC:42950||5|P1|CCDS55558.1|ENSP00000482314||||||||||||||||,A|3_prime_UTR_variant|MODIFIER|ANKRD65|ENSG00000235098|Transcript|ENST00000520296|protein_coding|3/3||ENST00000520296.5:c.*995C&gt;T||1505|||||1||-1|SNV||HGNC|HGNC:42950||1||CCDS57963.1|ENSP00000429035||||||||||||||||,A|3_prime_UTR_variant|MODIFIER|ANKRD65|ENSG00000235098|Transcript|ENST00000537107|protein_coding|4/4||ENST00000537107.5:c.*553C&gt;T||2065|||||1||-1|SNV||HGNC|HGNC:42950|YES|5|P1|CCDS55558.1|ENSP00000445688||||||||||||||||,A|3_prime_UTR_variant|MODIFIER|ANKRD65|441869|Transcript|NM_001145210.2|protein_coding|4/4||NM_001145210.2:c.*553C&gt;T||2065|||||1||-1|SNV||EntrezGene|HGNC:42950|||||NP_001138682.1||||||||||||||||,A|3_prime_UTR_variant|MODIFIER|ANKRD65|441869|Transcript|NM_001243535.2|protein_coding|3/3||NM_001243535.2:c.*687C&gt;T||1356|||||1||-1|SNV||EntrezGene|HGNC:42950|||||NP_001230464.1||||||||||||||||,A|3_prime_UTR_variant|MODIFIER|ANKRD65|441869|Transcript|NM_001243536.2|protein_coding|3/3||NM_001243536.2:c.*995C&gt;T||1337|||||1||-1|SNV||EntrezGene|HGNC:42950|||||NP_001230465.1||||||||||||||||,A|3_prime_UTR_variant|MODIFIER|ANKRD65|441869|Transcript|NM_001375659.1|protein_coding|2/2||NM_001375659.1:c.*687C&gt;T||1483|||||1||-1|SNV||EntrezGene|HGNC:42950|||||NP_001362588.1||||||||||||||||,A|3_prime_UTR_variant|MODIFIER|ANKRD65|441869|Transcript|NM_001375660.1|protein_coding|2/2||NM_001375660.1:c.*995C&gt;T||1464|||||1||-1|SNV||EntrezGene|HGNC:42950|||||NP_001362589.1||||||||||||||||,A|3_prime_UTR_variant|MODIFIER|ANKRD65|441869|Transcript|XM_005244752.4|protein_coding|4/4||XM_005244752.4:c.*553C&gt;T||2961|||||1||-1|SNV||EntrezGene|HGNC:42950|||||XP_005244809.1||||||||||||||||,A|3_prime_UTR_variant|MODIFIER|ANKRD65|441869|Transcript|XM_006710647.3|protein_coding|4/4||XM_006710647.3:c.*553C&gt;T||2980|||||1||-1|SNV||EntrezGene|HGNC:42950|||||XP_006710710.1||||||||||||||||,A|3_prime_UTR_variant|MODIFIER|ANKRD65|441869|Transcript|XM_011541489.2|protein_coding|3/3||XM_011541489.2:c.*553C&gt;T||3055|||||1||-1|SNV||EntrezGene|HGNC:42950|||||XP_011539791.1||||||||||||||||,A|3_prime_UTR_variant|MODIFIER|ANKRD65|441869|Transcript|XM_017001324.2|protein_coding|4/4||XM_017001324.2:c.*553C&gt;T||2197|||||1||-1|SNV||EntrezGene|HGNC:42950|YES||||XP_016856813.1||||||||||||||||,A|upstream_gene_variant|MODIFIER|LOC107984868|107984868|Transcript|XR_001737836.1|lncRNA||||||||||1|2300|-1|SNV||EntrezGene||YES||||||||||||||||||||,A|upstream_gene_variant|MODIFIER|LOC105378585|105378585|Transcript|XR_946814.1|lncRNA||||||||||1|1698|1|SNV||EntrezGene||YES||||||||||||||||||||;AC=1;AN=152242;AF=6.56849e-06;AC_oth=0;AF_oth=0;AC_ami=0;AF_ami=0;AC_sas=0;AF_sas=0;AC_fin=0;AF_fin=0;AC_eas=0;AF_eas=0;AC_amr=0;AF_amr=0;AC_afr=0;AF_afr=0;AC_mid=0;AF_mid=0;AC_asj=0;AF_asj=0;AC_nfe=1;AF_nfe=1.46959e-05;AC_popmax=1;AN_popmax=68046;AF_popmax=1.46959e-05</text:p>
          </table:table-cell>
          <table:table-cell office:value-type="float" office:value="0.12872978" calcext:value-type="float">
            <text:p>0.12872978</text:p>
          </table:table-cell>
          <table:table-cell office:value-type="float" office:value="0.61913455" calcext:value-type="float">
            <text:p>0.61913455</text:p>
          </table:table-cell>
          <table:table-cell office:value-type="float" office:value="0.5079032" calcext:value-type="float">
            <text:p>0.5079032</text:p>
          </table:table-cell>
          <table:table-cell office:value-type="float" office:value="0.13889036" calcext:value-type="float">
            <text:p>0.13889036</text:p>
          </table:table-cell>
          <table:table-cell office:value-type="float" office:value="0.61275226" calcext:value-type="float">
            <text:p>0.61275226</text:p>
          </table:table-cell>
          <table:table-cell office:value-type="float" office:value="0.60331696" calcext:value-type="float">
            <text:p>0.60331696</text:p>
          </table:table-cell>
          <table:table-cell office:value-type="float" office:value="0.010160592" calcext:value-type="float">
            <text:p>0.010160592</text:p>
          </table:table-cell>
          <table:table-cell office:value-type="float" office:value="-0.0063823545" calcext:value-type="float">
            <text:p>-0.0063823545</text:p>
          </table:table-cell>
          <table:table-cell office:value-type="float" office:value="0.095413834" calcext:value-type="float">
            <text:p>0.095413834</text:p>
          </table:table-cell>
          <table:table-cell office:value-type="float" office:value="1" calcext:value-type="float">
            <text:p>1</text:p>
          </table:table-cell>
          <table:table-cell office:value-type="float" office:value="152242" calcext:value-type="float">
            <text:p>152242</text:p>
          </table:table-cell>
          <table:table-cell office:value-type="float" office:value="0.00000656849" calcext:value-type="float">
            <text:p>0.00000656849</text:p>
          </table:table-cell>
          <table:table-cell office:value-type="float" office:value="2.296" calcext:value-type="float">
            <text:p>2.296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office:value-type="float" office:value="0.135" calcext:value-type="float">
            <text:p>0.135</text:p>
          </table:table-cell>
          <table:table-cell office:value-type="float" office:value="0.418589194615682" calcext:value-type="float">
            <text:p>0.418589194615682</text:p>
          </table:table-cell>
          <table:table-cell office:value-type="float" office:value="0.0330640226602554" calcext:value-type="float">
            <text:p>0.0330640226602554</text:p>
          </table:table-cell>
          <table:table-cell office:value-type="float" office:value="0.00000656849" calcext:value-type="float">
            <text:p>0.00000656849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GGGTC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3" calcext:value-type="float">
            <text:p>0.18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3_prime_UTR_variant, upstream_gene_variant, downstream_gene_variant, downstream_gene_variant, 3_prime_UTR_variant, 3_prime_UTR_variant, 3_prime_UTR_variant, 3_prime_UTR_variant, 3_prime_UTR_variant, 3_prime_UTR_variant, 3_prime_UTR_variant, 3_prime_UTR_variant, 3_prime_UTR_variant, 3_prime_UTR_variant, 3_prime_UTR_variant, upstream_gene_variant, upstream_gene_variant</text:p>
          </table:table-cell>
          <table:table-cell office:value-type="string" calcext:value-type="string">
            <text:p>3_prime_UTR_variant, upstream_gene_variant, downstream_gene_variant</text:p>
          </table:table-cell>
          <table:table-cell office:value-type="string" calcext:value-type="string">
            <text:p>3_prime_UTR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560977" calcext:value-type="float">
            <text:p>15609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0.33291665;HepG2__ref=0.35740528;SKNSH__ref=0.16351314;K562__alt=0.28053686;HepG2__alt=0.3537656;SKNSH__alt=0.19750808;K562__skew=-0.052379742;HepG2__skew=-0.0036396864;SKNSH__skew=0.033994947;AN_oth=2094;AN_ami=912;AN_sas=4838;AN_fin=10622;AN_eas=5194;AN_amr=15282;AN_afr=41460;AN_mid=316;AN_asj=3470;AN_nfe=68040;cadd_raw_score=-0.145631;cadd_phred=0.667;splice_ai_max_ds=0;splice_ai_consequence=no_consequence;vep=T|intron_variant|MODIFIER|SSU72|ENSG00000160075|Transcript|ENST00000291386|protein_coding||2/4|ENST00000291386.4:c.224+3796G&gt;A|||||||1||-1|SNV||HGNC|HGNC:25016|YES|1|P1|CCDS32.1|ENSP00000291386||||||||||||||||,T|3_prime_UTR_variant|MODIFIER|SSU72|ENSG00000160075|Transcript|ENST00000359060|protein_coding|2/2||ENST00000359060.5:c.*3558G&gt;A||4047|||||1||-1|SNV||HGNC|HGNC:25016||2|||ENSP00000351955||||||||||||||||,T|intron_variant&amp;non_coding_transcript_variant|MODIFIER|SSU72|ENSG00000160075|Transcript|ENST00000378725|retained_intron||2/2|ENST00000378725.3:n.254+3796G&gt;A|||||||1||-1|SNV||HGNC|HGNC:25016||2|||||||||||||||||||,T|intron_variant|MODIFIER|SSU72|29101|Transcript|NM_014188.3|protein_coding||2/4|NM_014188.3:c.224+3796G&gt;A|||||||1||-1|SNV||EntrezGene|HGNC:25016|YES||||NP_054907.1||||||||||||||||;AC=1;AN=152228;AF=6.56909e-06;AC_oth=0;AF_oth=0;AC_ami=0;AF_ami=0;AC_sas=0;AF_sas=0;AC_fin=0;AF_fin=0;AC_eas=0;AF_eas=0;AC_amr=0;AF_amr=0;AC_afr=0;AF_afr=0;AC_mid=0;AF_mid=0;AC_asj=0;AF_asj=0;AC_nfe=1;AF_nfe=1.46972e-05;AC_popmax=1;AN_popmax=68040;AF_popmax=1.46972e-05</text:p>
          </table:table-cell>
          <table:table-cell office:value-type="float" office:value="0.33291665" calcext:value-type="float">
            <text:p>0.33291665</text:p>
          </table:table-cell>
          <table:table-cell office:value-type="float" office:value="0.35740528" calcext:value-type="float">
            <text:p>0.35740528</text:p>
          </table:table-cell>
          <table:table-cell office:value-type="float" office:value="0.16351314" calcext:value-type="float">
            <text:p>0.16351314</text:p>
          </table:table-cell>
          <table:table-cell office:value-type="float" office:value="0.28053686" calcext:value-type="float">
            <text:p>0.28053686</text:p>
          </table:table-cell>
          <table:table-cell office:value-type="float" office:value="0.3537656" calcext:value-type="float">
            <text:p>0.3537656</text:p>
          </table:table-cell>
          <table:table-cell office:value-type="float" office:value="0.19750808" calcext:value-type="float">
            <text:p>0.19750808</text:p>
          </table:table-cell>
          <table:table-cell office:value-type="float" office:value="-0.052379742" calcext:value-type="float">
            <text:p>-0.052379742</text:p>
          </table:table-cell>
          <table:table-cell office:value-type="float" office:value="-0.0036396864" calcext:value-type="float">
            <text:p>-0.0036396864</text:p>
          </table:table-cell>
          <table:table-cell office:value-type="float" office:value="0.033994947" calcext:value-type="float">
            <text:p>0.033994947</text:p>
          </table:table-cell>
          <table:table-cell office:value-type="float" office:value="1" calcext:value-type="float">
            <text:p>1</text:p>
          </table:table-cell>
          <table:table-cell office:value-type="float" office:value="152228" calcext:value-type="float">
            <text:p>152228</text:p>
          </table:table-cell>
          <table:table-cell office:value-type="float" office:value="0.00000656909" calcext:value-type="float">
            <text:p>0.00000656909</text:p>
          </table:table-cell>
          <table:table-cell office:value-type="float" office:value="0.667" calcext:value-type="float">
            <text:p>0.667</text:p>
          </table:table-cell>
          <table:table-cell table:number-columns-repeated="8" table:style-name="ce2" office:value-type="string" calcext:value-type="string">
            <text:p>false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4611682097117" calcext:value-type="float">
            <text:p>0.284611682097117</text:p>
          </table:table-cell>
          <table:table-cell office:value-type="float" office:value="-0.0073414941628774" calcext:value-type="float">
            <text:p>-0.0073414941628774</text:p>
          </table:table-cell>
          <table:table-cell office:value-type="float" office:value="0.00000656909" calcext:value-type="float">
            <text:p>0.00000656909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AACCT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3" calcext:value-type="float">
            <text:p>0.1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intron_variant, 3_prime_UTR_variant, intron_variant&amp;non_coding_transcript_variant, intron_variant</text:p>
          </table:table-cell>
          <table:table-cell office:value-type="string" calcext:value-type="string">
            <text:p>intron_variant, 3_prime_UTR_variant, non_coding_transcript_variant</text:p>
          </table:table-cell>
          <table:table-cell office:value-type="string" calcext:value-type="string">
            <text:p>3_prime_UTR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812080" calcext:value-type="float">
            <text:p>1812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s5737702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0.41866004;HepG2__ref=0.35756302;SKNSH__ref=0.3080706;K562__alt=0.41454354;HepG2__alt=0.353486;SKNSH__alt=0.29396084;K562__skew=-0.004116483;HepG2__skew=-0.004077035;SKNSH__skew=-0.014109767;AN_oth=2090;AN_ami=910;AN_sas=4828;AN_fin=10562;AN_eas=5200;AN_amr=15268;AN_afr=41370;AN_mid=316;AN_asj=3470;AN_nfe=67998;cadd_raw_score=0.138954;cadd_phred=2.462;splice_ai_max_ds=0;splice_ai_consequence=no_consequence;vep=C|intron_variant|MODIFIER|GNB1|ENSG00000078369|Transcript|ENST00000378609|protein_coding||5/11|ENST00000378609.9:c.203+3676T&gt;G|||||||1||-1|SNV||HGNC|HGNC:4396|YES|1|P1|CCDS34.1|ENSP00000367872||||1||||||||||||,C|intron_variant|MODIFIER|GNB1|ENSG00000078369|Transcript|ENST00000434686|protein_coding||6/8|ENST00000434686.6:c.203+3676T&gt;G|||||||1||-1|SNV||HGNC|HGNC:4396||3|||ENSP00000392765||||1||||||||||||,C|intron_variant|MODIFIER|GNB1|ENSG00000078369|Transcript|ENST00000437146|protein_coding||4/5|ENST00000437146.1:c.203+3676T&gt;G|||||||1||-1|SNV||HGNC|HGNC:4396||3|||ENSP00000416651||||1||||||||||||,C|intron_variant|MODIFIER|GNB1|ENSG00000078369|Transcript|ENST00000439272|protein_coding||4/7|ENST00000439272.6:c.164+3676T&gt;G|||||||1||-1|SNV||HGNC|HGNC:4396||5|||ENSP00000399741||||1||||||||||||,C|intron_variant&amp;non_coding_transcript_variant|MODIFIER|GNB1|ENSG00000078369|Transcript|ENST00000471354|retained_intron||2/6|ENST00000471354.1:n.807+3676T&gt;G|||||||1||-1|SNV||HGNC|HGNC:4396||5|||||||1||||||||||||,C|intron_variant|MODIFIER|GNB1|ENSG00000078369|Transcript|ENST00000610897|protein_coding||4/10|ENST00000610897.4:c.203+3676T&gt;G|||||||1||-1|SNV||HGNC|HGNC:4396||5|P1|CCDS34.1|ENSP00000481878||||1||||||||||||,C|intron_variant|MODIFIER|GNB1|ENSG00000078369|Transcript|ENST00000615252|protein_coding||3/9|ENST00000615252.4:c.-97-5542T&gt;G|||||||1||-1|SNV||HGNC|HGNC:4396||5||CCDS72685.1|ENSP00000483532||||1||||||||||||,C|intron_variant|MODIFIER|GNB1|2782|Transcript|NM_001282538.1|protein_coding||3/9|NM_001282538.1:c.-97-5542T&gt;G|||||||1||-1|SNV||EntrezGene|HGNC:4396|||||NP_001269467.1||||||||||||||||,C|intron_variant|MODIFIER|GNB1|2782|Transcript|NM_001282539.1|protein_coding||4/10|NM_001282539.1:c.203+3676T&gt;G|||||||1||-1|SNV||EntrezGene|HGNC:4396|||||NP_001269468.1||||||||||||||||,C|intron_variant|MODIFIER|GNB1|2782|Transcript|NM_002074.5|protein_coding||5/11|NM_002074.5:c.203+3676T&gt;G|||||||1||-1|SNV||EntrezGene|HGNC:4396|YES||||NP_002065.1||||||||||||||||,C|intron_variant|MODIFIER|GNB1|2782|Transcript|XM_017001059.2|protein_coding||4/10|XM_017001059.2:c.203+3676T&gt;G|||||||1||-1|SNV||EntrezGene|HGNC:4396|||||XP_016856548.1||||||||||||||||,C|intron_variant|MODIFIER|GNB1|2782|Transcript|XM_017001060.2|protein_coding||5/11|XM_017001060.2:c.203+3676T&gt;G|||||||1||-1|SNV||EntrezGene|HGNC:4396|||||XP_016856549.1||||||||||||||||,C|intron_variant|MODIFIER|GNB1|2782|Transcript|XM_017001061.2|protein_coding||4/10|XM_017001061.2:c.203+3676T&gt;G|||||||1||-1|SNV||EntrezGene|HGNC:4396|||||XP_016856550.1||||||||||||||||,C|intron_variant|MODIFIER|GNB1|2782|Transcript|XM_024446495.1|protein_coding||5/11|XM_024446495.1:c.203+3676T&gt;G|||||||1||-1|SNV||EntrezGene|HGNC:4396|||||XP_024302263.1||||||||||||||||;AC=150;AN=152012;AF=0.000986764;AC_oth=0;AF_oth=0;AC_ami=0;AF_ami=0;AC_sas=3;AF_sas=0.000621375;AC_fin=0;AF_fin=0;AC_eas=1;AF_eas=0.000192308;AC_amr=7;AF_amr=0.000458475;AC_afr=104;AF_afr=0.0025139;AC_mid=1;AF_mid=0.00316456;AC_asj=0;AF_asj=0;AC_nfe=34;AF_nfe=0.000500015;AC_popmax=104;AN_popmax=41370;AF_popmax=0.0025139</text:p>
          </table:table-cell>
          <table:table-cell office:value-type="float" office:value="0.41866004" calcext:value-type="float">
            <text:p>0.41866004</text:p>
          </table:table-cell>
          <table:table-cell office:value-type="float" office:value="0.35756302" calcext:value-type="float">
            <text:p>0.35756302</text:p>
          </table:table-cell>
          <table:table-cell office:value-type="float" office:value="0.3080706" calcext:value-type="float">
            <text:p>0.3080706</text:p>
          </table:table-cell>
          <table:table-cell office:value-type="float" office:value="0.41454354" calcext:value-type="float">
            <text:p>0.41454354</text:p>
          </table:table-cell>
          <table:table-cell office:value-type="float" office:value="0.353486" calcext:value-type="float">
            <text:p>0.353486</text:p>
          </table:table-cell>
          <table:table-cell office:value-type="float" office:value="0.29396084" calcext:value-type="float">
            <text:p>0.29396084</text:p>
          </table:table-cell>
          <table:table-cell office:value-type="float" office:value="-0.004116483" calcext:value-type="float">
            <text:p>-0.004116483</text:p>
          </table:table-cell>
          <table:table-cell office:value-type="float" office:value="-0.004077035" calcext:value-type="float">
            <text:p>-0.004077035</text:p>
          </table:table-cell>
          <table:table-cell office:value-type="float" office:value="-0.014109767" calcext:value-type="float">
            <text:p>-0.014109767</text:p>
          </table:table-cell>
          <table:table-cell office:value-type="float" office:value="150" calcext:value-type="float">
            <text:p>150</text:p>
          </table:table-cell>
          <table:table-cell office:value-type="float" office:value="152012" calcext:value-type="float">
            <text:p>152012</text:p>
          </table:table-cell>
          <table:table-cell office:value-type="float" office:value="0.000986764" calcext:value-type="float">
            <text:p>0.000986764</text:p>
          </table:table-cell>
          <table:table-cell office:value-type="float" office:value="2.462" calcext:value-type="float">
            <text:p>2.462</text:p>
          </table:table-cell>
          <table:table-cell table:number-columns-repeated="8" table:style-name="ce2" office:value-type="string" calcext:value-type="string">
            <text:p>false</text:p>
          </table:table-cell>
          <table:table-cell office:value-type="float" office:value="0.248" calcext:value-type="float">
            <text:p>0.248</text:p>
          </table:table-cell>
          <table:table-cell office:value-type="float" office:value="0.361431201299032" calcext:value-type="float">
            <text:p>0.361431201299032</text:p>
          </table:table-cell>
          <table:table-cell office:value-type="float" office:value="-0.00743442835907141" calcext:value-type="float">
            <text:p>-0.00743442835907141</text:p>
          </table:table-cell>
          <table:table-cell office:value-type="float" office:value="0.000986764" calcext:value-type="float">
            <text:p>0.00098676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CAAA</text:p>
          </table:table-cell>
          <table:table-cell office:value-type="float" office:value="0.139" calcext:value-type="float">
            <text:p>0.139</text:p>
          </table:table-cell>
          <table:table-cell office:value-type="float" office:value="0.032" calcext:value-type="float">
            <text:p>0.03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intron_variant, intron_variant, intron_variant, intron_variant, intron_variant&amp;non_coding_transcript_variant, intron_variant, intron_variant, intron_variant, intron_variant, intron_variant, intron_variant, intron_variant, intron_variant, intron_variant</text:p>
          </table:table-cell>
          <table:table-cell office:value-type="string" calcext:value-type="string">
            <text:p>intron_variant, non_coding_transcript_variant</text:p>
          </table:table-cell>
          <table:table-cell office:value-type="string" calcext:value-type="string">
            <text:p>intron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958259" calcext:value-type="float">
            <text:p>19582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s13978012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1.3165921;HepG2__ref=2.129123;SKNSH__ref=2.2676117;K562__alt=1.3722956;HepG2__alt=2.0196433;SKNSH__alt=2.114404;K562__skew=0.055703588;HepG2__skew=-0.10947944;SKNSH__skew=-0.1532075;AN_oth=2092;AN_ami=912;AN_sas=4826;AN_fin=10626;AN_eas=5196;AN_amr=15290;AN_afr=41468;AN_mid=316;AN_asj=3470;AN_nfe=68040;cadd_raw_score=0.046401;cadd_phred=1.653;splice_ai_max_ds=0;splice_ai_consequence=no_consequence;vep=C|intron_variant&amp;non_coding_transcript_variant|MODIFIER|CFAP74|ENSG00000142609|Transcript|ENST00000270720|retained_intron||16/17|ENST00000270720.11:n.2007+861A&gt;G|||||||1||-1|SNV||HGNC|HGNC:29368||5|||||||||||||||||||,C|intron_variant&amp;non_coding_transcript_variant|MODIFIER|CFAP74|ENSG00000142609|Transcript|ENST00000461752|retained_intron||2/3|ENST00000461752.3:n.235+861A&gt;G|||||||1||-1|SNV||HGNC|HGNC:29368||4|||||||||||||||||||,C|intron_variant&amp;non_coding_transcript_variant|MODIFIER|CFAP74|ENSG00000142609|Transcript|ENST00000468610|retained_intron||16/18|ENST00000468610.5:n.1884+861A&gt;G|||||||1||-1|SNV||HGNC|HGNC:29368||1|||||||||||||||||||,C|intron_variant&amp;non_coding_transcript_variant|MODIFIER|CFAP74|ENSG00000142609|Transcript|ENST00000493316|retained_intron||2/4|ENST00000493316.5:n.233+861A&gt;G|||||||1||-1|SNV||HGNC|HGNC:29368||4|||||||||||||||||||,C|intron_variant|MODIFIER|CFAP74|ENSG00000142609|Transcript|ENST00000493964|protein_coding||16/37|ENST00000493964.5:c.1851+861A&gt;G|||||||1||-1|SNV||HGNC|HGNC:29368|YES|5|P1||ENSP00000417061||||||||||||||||,C|intron_variant|MODIFIER|CFAP74|ENSG00000142609|Transcript|ENST00000642590|protein_coding||2/24|ENST00000642590.1:c.101+861A&gt;G|||||||1||-1|SNV||HGNC|HGNC:29368|||||ENSP00000494671||||||||||||||||,C|intron_variant|MODIFIER|CFAP74|85452|Transcript|NM_001304360.2|protein_coding||16/38|NM_001304360.2:c.1851+861A&gt;G|||||||1||-1|SNV||EntrezGene|HGNC:29368|||||NP_001291289.1||||||||||||||||,C|intron_variant|MODIFIER|CFAP74|85452|Transcript|XM_011542333.2|protein_coding||16/38|XM_011542333.2:c.1920+861A&gt;G|||||||1||-1|SNV||EntrezGene|HGNC:29368|||||XP_011540635.2||||||||||||||||,C|intron_variant|MODIFIER|CFAP74|85452|Transcript|XM_011542335.1|protein_coding||11/33|XM_011542335.1:c.1344+861A&gt;G|||||||1||-1|SNV||EntrezGene|HGNC:29368|||||XP_011540637.1||||||||||||||||,C|intron_variant|MODIFIER|CFAP74|85452|Transcript|XM_011542336.3|protein_coding||11/33|XM_011542336.3:c.1344+861A&gt;G|||||||1||-1|SNV||EntrezGene|HGNC:29368|||||XP_011540638.1||||||||||||||||,C|intron_variant|MODIFIER|CFAP74|85452|Transcript|XM_017002641.1|protein_coding||17/39|XM_017002641.1:c.1977+861A&gt;G|||||||1||-1|SNV||EntrezGene|HGNC:29368|||||XP_016858130.1||||||||||||||||,C|intron_variant|MODIFIER|CFAP74|85452|Transcript|XM_017002642.1|protein_coding||17/39|XM_017002642.1:c.1977+861A&gt;G|||||||1||-1|SNV||EntrezGene|HGNC:29368|YES||||XP_016858131.1||||||||||||||||,C|intron_variant|MODIFIER|CFAP74|85452|Transcript|XM_017002643.1|protein_coding||17/39|XM_017002643.1:c.1977+861A&gt;G|||||||1||-1|SNV||EntrezGene|HGNC:29368|||||XP_016858132.1||||||||||||||||,C|non_coding_transcript_exon_variant|MODIFIER|LOC107984872|107984872|Transcript|XR_001737841.1|lncRNA|2/3||XR_001737841.1:n.2205T&gt;C||2205|||||1||1|SNV||EntrezGene||YES||||||||||||||||||||,C|intron_variant&amp;non_coding_transcript_variant|MODIFIER|LOC107984872|107984872|Transcript|XR_001737842.1|lncRNA||2/2|XR_001737842.1:n.2100-105T&gt;C|||||||1||1|SNV||EntrezGene||||||||||||||||||||||;AC=2;AN=152236;AF=1.31375e-05;AC_oth=0;AF_oth=0;AC_ami=0;AF_ami=0;AC_sas=1;AF_sas=0.000207211;AC_fin=0;AF_fin=0;AC_eas=0;AF_eas=0;AC_amr=0;AF_amr=0;AC_afr=1;AF_afr=2.4115e-05;AC_mid=0;AF_mid=0;AC_asj=0;AF_asj=0;AC_nfe=0;AF_nfe=0;AC_popmax=1;AN_popmax=4826;AF_popmax=0.000207211</text:p>
          </table:table-cell>
          <table:table-cell office:value-type="float" office:value="1.3165921" calcext:value-type="float">
            <text:p>1.3165921</text:p>
          </table:table-cell>
          <table:table-cell office:value-type="float" office:value="2.129123" calcext:value-type="float">
            <text:p>2.129123</text:p>
          </table:table-cell>
          <table:table-cell office:value-type="float" office:value="2.2676117" calcext:value-type="float">
            <text:p>2.2676117</text:p>
          </table:table-cell>
          <table:table-cell office:value-type="float" office:value="1.3722956" calcext:value-type="float">
            <text:p>1.3722956</text:p>
          </table:table-cell>
          <table:table-cell office:value-type="float" office:value="2.0196433" calcext:value-type="float">
            <text:p>2.0196433</text:p>
          </table:table-cell>
          <table:table-cell office:value-type="float" office:value="2.114404" calcext:value-type="float">
            <text:p>2.114404</text:p>
          </table:table-cell>
          <table:table-cell office:value-type="float" office:value="0.055703588" calcext:value-type="float">
            <text:p>0.055703588</text:p>
          </table:table-cell>
          <table:table-cell office:value-type="float" office:value="-0.10947944" calcext:value-type="float">
            <text:p>-0.10947944</text:p>
          </table:table-cell>
          <table:table-cell office:value-type="float" office:value="-0.1532075" calcext:value-type="float">
            <text:p>-0.1532075</text:p>
          </table:table-cell>
          <table:table-cell office:value-type="float" office:value="2" calcext:value-type="float">
            <text:p>2</text:p>
          </table:table-cell>
          <table:table-cell office:value-type="float" office:value="152236" calcext:value-type="float">
            <text:p>152236</text:p>
          </table:table-cell>
          <table:table-cell office:value-type="float" office:value="0.0000131375" calcext:value-type="float">
            <text:p>0.0000131375</text:p>
          </table:table-cell>
          <table:table-cell office:value-type="float" office:value="1.653" calcext:value-type="float">
            <text:p>1.653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0.091" calcext:value-type="float">
            <text:p>0.091</text:p>
          </table:table-cell>
          <table:table-cell office:value-type="float" office:value="1.90444215138753" calcext:value-type="float">
            <text:p>1.90444215138753</text:p>
          </table:table-cell>
          <table:table-cell office:value-type="float" office:value="-0.0689944525559743" calcext:value-type="float">
            <text:p>-0.0689944525559743</text:p>
          </table:table-cell>
          <table:table-cell office:value-type="float" office:value="0.0000131375" calcext:value-type="float">
            <text:p>0.0000131375</text:p>
          </table:table-cell>
          <table:table-cell office:value-type="string" calcext:value-type="string">
            <text:p>ULTRARARE</text:p>
          </table:table-cell>
          <table:table-cell office:value-type="string" calcext:value-type="string">
            <text:p>CTTCG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intron_variant&amp;non_coding_transcript_variant, intron_variant&amp;non_coding_transcript_variant, intron_variant&amp;non_coding_transcript_variant, intron_variant&amp;non_coding_transcript_variant, intron_variant, intron_variant, intron_variant, intron_variant, intron_variant, intron_variant, intron_variant, intron_variant, intron_variant, non_coding_transcript_exon_variant, intron_variant&amp;non_coding_transcript_variant</text:p>
          </table:table-cell>
          <table:table-cell office:value-type="string" calcext:value-type="string">
            <text:p>intron_variant, non_coding_transcript_variant</text:p>
          </table:table-cell>
          <table:table-cell office:value-type="string" calcext:value-type="string">
            <text:p>intron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963380" calcext:value-type="float">
            <text:p>19633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s11738052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0.20831631;HepG2__ref=0.31076998;SKNSH__ref=0.4010567;K562__alt=0.17167549;HepG2__alt=0.26162472;SKNSH__alt=0.43456697;K562__skew=-0.03664084;HepG2__skew=-0.04914527;SKNSH__skew=0.033510268;AN_oth=1974;AN_ami=894;AN_sas=4398;AN_fin=8866;AN_eas=4726;AN_amr=13982;AN_afr=37878;AN_mid=290;AN_asj=3430;AN_nfe=66504;cadd_raw_score=0.082151;cadd_phred=1.936;splice_ai_max_ds=0;splice_ai_consequence=no_consequence;vep=T|intron_variant&amp;non_coding_transcript_variant|MODIFIER|CFAP74|ENSG00000142609|Transcript|ENST00000270720|retained_intron||14/17|ENST00000270720.11:n.1850+369C&gt;A|||||||1||-1|SNV||HGNC|HGNC:29368||5|||||||||||||||||||,T|upstream_gene_variant|MODIFIER|CFAP74|ENSG00000142609|Transcript|ENST00000461752|retained_intron||||||||||1|3272|-1|SNV||HGNC|HGNC:29368||4|||||||||||||||||||,T|intron_variant&amp;non_coding_transcript_variant|MODIFIER|CFAP74|ENSG00000142609|Transcript|ENST00000468610|retained_intron||14/18|ENST00000468610.5:n.1727+369C&gt;A|||||||1||-1|SNV||HGNC|HGNC:29368||1|||||||||||||||||||,T|upstream_gene_variant|MODIFIER|CFAP74|ENSG00000142609|Transcript|ENST00000493316|retained_intron||||||||||1|3274|-1|SNV||HGNC|HGNC:29368||4|||||||||||||||||||,T|intron_variant|MODIFIER|CFAP74|ENSG00000142609|Transcript|ENST00000493964|protein_coding||14/37|ENST00000493964.5:c.1694+369C&gt;A|||||||1||-1|SNV||HGNC|HGNC:29368|YES|5|P1||ENSP00000417061||||||||||||||||,T|upstream_gene_variant|MODIFIER|CFAP74|ENSG00000142609|Transcript|ENST00000642590|protein_coding||||||||||1|3406|-1|SNV||HGNC|HGNC:29368|||||ENSP00000494671||||||||||||||||,T|intron_variant|MODIFIER|CFAP74|85452|Transcript|NM_001304360.2|protein_coding||14/38|NM_001304360.2:c.1694+369C&gt;A|||||||1||-1|SNV||EntrezGene|HGNC:29368|||||NP_001291289.1||||||||||||||||,T|intron_variant|MODIFIER|CFAP74|85452|Transcript|XM_011542333.2|protein_coding||14/38|XM_011542333.2:c.1763+369C&gt;A|||||||1||-1|SNV||EntrezGene|HGNC:29368|||||XP_011540635.2||||||||||||||||,T|intron_variant|MODIFIER|CFAP74|85452|Transcript|XM_011542335.1|protein_coding||9/33|XM_011542335.1:c.1187+369C&gt;A|||||||1||-1|SNV||EntrezGene|HGNC:29368|||||XP_011540637.1||||||||||||||||,T|intron_variant|MODIFIER|CFAP74|85452|Transcript|XM_011542336.3|protein_coding||9/33|XM_011542336.3:c.1187+369C&gt;A|||||||1||-1|SNV||EntrezGene|HGNC:29368|||||XP_011540638.1||||||||||||||||,T|intron_variant|MODIFIER|CFAP74|85452|Transcript|XM_017002641.1|protein_coding||15/39|XM_017002641.1:c.1820+369C&gt;A|||||||1||-1|SNV||EntrezGene|HGNC:29368|||||XP_016858130.1||||||||||||||||,T|intron_variant|MODIFIER|CFAP74|85452|Transcript|XM_017002642.1|protein_coding||15/39|XM_017002642.1:c.1820+369C&gt;A|||||||1||-1|SNV||EntrezGene|HGNC:29368|YES||||XP_016858131.1||||||||||||||||,T|intron_variant|MODIFIER|CFAP74|85452|Transcript|XM_017002643.1|protein_coding||15/39|XM_017002643.1:c.1820+369C&gt;A|||||||1||-1|SNV||EntrezGene|HGNC:29368|||||XP_016858132.1||||||||||||||||,T|downstream_gene_variant|MODIFIER|LOC107984872|107984872|Transcript|XR_001737841.1|lncRNA||||||||||1|4394|1|SNV||EntrezGene||YES||||||||||||||||||||,T|downstream_gene_variant|MODIFIER|LOC107984872|107984872|Transcript|XR_001737842.1|lncRNA||||||||||1|4612|1|SNV||EntrezGene||||||||||||||||||||||;AC=1;AN=142942;AF=6.99584e-06;AC_oth=0;AF_oth=0;AC_ami=0;AF_ami=0;AC_sas=0;AF_sas=0;AC_fin=0;AF_fin=0;AC_eas=0;AF_eas=0;AC_amr=0;AF_amr=0;AC_afr=0;AF_afr=0;AC_mid=0;AF_mid=0;AC_asj=0;AF_asj=0;AC_nfe=1;AF_nfe=1.50367e-05;AC_popmax=1;AN_popmax=66504;AF_popmax=1.50367e-05</text:p>
          </table:table-cell>
          <table:table-cell office:value-type="float" office:value="0.20831631" calcext:value-type="float">
            <text:p>0.20831631</text:p>
          </table:table-cell>
          <table:table-cell office:value-type="float" office:value="0.31076998" calcext:value-type="float">
            <text:p>0.31076998</text:p>
          </table:table-cell>
          <table:table-cell office:value-type="float" office:value="0.4010567" calcext:value-type="float">
            <text:p>0.4010567</text:p>
          </table:table-cell>
          <table:table-cell office:value-type="float" office:value="0.17167549" calcext:value-type="float">
            <text:p>0.17167549</text:p>
          </table:table-cell>
          <table:table-cell office:value-type="float" office:value="0.26162472" calcext:value-type="float">
            <text:p>0.26162472</text:p>
          </table:table-cell>
          <table:table-cell office:value-type="float" office:value="0.43456697" calcext:value-type="float">
            <text:p>0.43456697</text:p>
          </table:table-cell>
          <table:table-cell office:value-type="float" office:value="-0.03664084" calcext:value-type="float">
            <text:p>-0.03664084</text:p>
          </table:table-cell>
          <table:table-cell office:value-type="float" office:value="-0.04914527" calcext:value-type="float">
            <text:p>-0.04914527</text:p>
          </table:table-cell>
          <table:table-cell office:value-type="float" office:value="0.033510268" calcext:value-type="float">
            <text:p>0.033510268</text:p>
          </table:table-cell>
          <table:table-cell office:value-type="float" office:value="1" calcext:value-type="float">
            <text:p>1</text:p>
          </table:table-cell>
          <table:table-cell office:value-type="float" office:value="142942" calcext:value-type="float">
            <text:p>142942</text:p>
          </table:table-cell>
          <table:table-cell office:value-type="float" office:value="0.00000699584" calcext:value-type="float">
            <text:p>0.00000699584</text:p>
          </table:table-cell>
          <table:table-cell office:value-type="float" office:value="1.936" calcext:value-type="float">
            <text:p>1.936</text:p>
          </table:table-cell>
          <table:table-cell table:number-columns-repeated="8" table:style-name="ce2" office:value-type="string" calcext:value-type="string">
            <text:p>false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306714336077372" calcext:value-type="float">
            <text:p>0.306714336077372</text:p>
          </table:table-cell>
          <table:table-cell office:value-type="float" office:value="-0.0174252813061078" calcext:value-type="float">
            <text:p>-0.0174252813061078</text:p>
          </table:table-cell>
          <table:table-cell office:value-type="float" office:value="0.00000699584" calcext:value-type="float">
            <text:p>0.00000699584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GAGGT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intron_variant&amp;non_coding_transcript_variant, upstream_gene_variant, intron_variant&amp;non_coding_transcript_variant, upstream_gene_variant, intron_variant, upstream_gene_variant, intron_variant, intron_variant, intron_variant, intron_variant, intron_variant, intron_variant, intron_variant, downstream_gene_variant, downstream_gene_variant</text:p>
          </table:table-cell>
          <table:table-cell office:value-type="string" calcext:value-type="string">
            <text:p>intron_variant, non_coding_transcript_variant, upstream_gene_variant, downstream_gene_variant</text:p>
          </table:table-cell>
          <table:table-cell office:value-type="string" calcext:value-type="string">
            <text:p>intron_varian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995638" calcext:value-type="float">
            <text:p>1995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s1438009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562__ref=0.95730424;HepG2__ref=0.53970414;SKNSH__ref=0.74205905;K562__alt=0.9170235;HepG2__alt=0.5248793;SKNSH__alt=0.70496166;K562__skew=-0.040280823;HepG2__skew=-0.014824894;SKNSH__skew=-0.037097324;AN_oth=2090;AN_ami=912;AN_sas=4826;AN_fin=10608;AN_eas=5168;AN_amr=15266;AN_afr=41402;AN_mid=316;AN_asj=3470;AN_nfe=68034;cadd_raw_score=-0.28202;cadd_phred=0.34;splice_ai_max_ds=0;splice_ai_consequence=no_consequence;vep=A|intron_variant&amp;non_coding_transcript_variant|MODIFIER|CFAP74|ENSG00000142609|Transcript|ENST00000270720|retained_intron||1/17|ENST00000270720.11:n.138-4663C&gt;T|||||||1||-1|SNV||HGNC|HGNC:29368||5|||||||||||||||||||,A|upstream_gene_variant|MODIFIER|CFAP74|ENSG00000142609|Transcript|ENST00000378590|protein_coding||||||||||1|4709|-1|SNV||HGNC|HGNC:29368||3|||ENSP00000367853||||||||||||||||,A|intron_variant&amp;non_coding_transcript_variant|MODIFIER|CFAP74|ENSG00000142609|Transcript|ENST00000378592|retained_intron||1/6|ENST00000378592.1:n.138-4663C&gt;T|||||||1||-1|SNV||HGNC|HGNC:29368||2|||||||||||||||||||,A|intron_variant&amp;non_coding_transcript_variant|MODIFIER|CFAP74|ENSG00000142609|Transcript|ENST00000468610|retained_intron||1/18|ENST00000468610.5:n.15-4663C&gt;T|||||||1||-1|SNV||HGNC|HGNC:29368||1|||||||||||||||||||,A|intron_variant|MODIFIER|CFAP74|ENSG00000142609|Transcript|ENST00000493964|protein_coding||1/37|ENST00000493964.5:c.-19-4663C&gt;T|||||||1||-1|SNV||HGNC|HGNC:29368|YES|5|P1||ENSP00000417061||||||||||||||||,A|intron_variant|MODIFIER|CFAP74|85452|Transcript|NM_001304360.2|protein_coding||1/38|NM_001304360.2:c.-19-4663C&gt;T|||||||1||-1|SNV||EntrezGene|HGNC:29368|||||NP_001291289.1||||||||||||||||,A|upstream_gene_variant|MODIFIER|CFAP74|85452|Transcript|XM_011542333.2|protein_coding||||||||||1|4685|-1|SNV||EntrezGene|HGNC:29368|||||XP_011540635.2||||||||||||||||,A|intron_variant|MODIFIER|CFAP74|85452|Transcript|XM_017002641.1|protein_coding||1/39|XM_017002641.1:c.-19-4663C&gt;T|||||||1||-1|SNV||EntrezGene|HGNC:29368|||||XP_016858130.1||||||||||||||||,A|intron_variant|MODIFIER|CFAP74|85452|Transcript|XM_017002642.1|protein_coding||1/39|XM_017002642.1:c.-19-4663C&gt;T|||||||1||-1|SNV||EntrezGene|HGNC:29368|YES||||XP_016858131.1||||||||||||||||,A|intron_variant|MODIFIER|CFAP74|85452|Transcript|XM_017002643.1|protein_coding||1/39|XM_017002643.1:c.-19-4663C&gt;T|||||||1||-1|SNV||EntrezGene|HGNC:29368|||||XP_016858132.1||||||||||||||||;AC=37;AN=152092;AF=0.000243274;AC_oth=1;AF_oth=0.000478469;AC_ami=0;AF_ami=0;AC_sas=0;AF_sas=0;AC_fin=0;AF_fin=0;AC_eas=6;AF_eas=0.00116099;AC_amr=0;AF_amr=0;AC_afr=7;AF_afr=0.000169074;AC_mid=0;AF_mid=0;AC_asj=0;AF_asj=0;AC_nfe=23;AF_nfe=0.000338066;AC_popmax=6;AN_popmax=5168;AF_popmax=0.00116099</text:p>
          </table:table-cell>
          <table:table-cell office:value-type="float" office:value="0.95730424" calcext:value-type="float">
            <text:p>0.95730424</text:p>
          </table:table-cell>
          <table:table-cell office:value-type="float" office:value="0.53970414" calcext:value-type="float">
            <text:p>0.53970414</text:p>
          </table:table-cell>
          <table:table-cell office:value-type="float" office:value="0.74205905" calcext:value-type="float">
            <text:p>0.74205905</text:p>
          </table:table-cell>
          <table:table-cell office:value-type="float" office:value="0.9170235" calcext:value-type="float">
            <text:p>0.9170235</text:p>
          </table:table-cell>
          <table:table-cell office:value-type="float" office:value="0.5248793" calcext:value-type="float">
            <text:p>0.5248793</text:p>
          </table:table-cell>
          <table:table-cell office:value-type="float" office:value="0.70496166" calcext:value-type="float">
            <text:p>0.70496166</text:p>
          </table:table-cell>
          <table:table-cell office:value-type="float" office:value="-0.040280823" calcext:value-type="float">
            <text:p>-0.040280823</text:p>
          </table:table-cell>
          <table:table-cell office:value-type="float" office:value="-0.014824894" calcext:value-type="float">
            <text:p>-0.014824894</text:p>
          </table:table-cell>
          <table:table-cell office:value-type="float" office:value="-0.037097324" calcext:value-type="float">
            <text:p>-0.037097324</text:p>
          </table:table-cell>
          <table:table-cell office:value-type="float" office:value="37" calcext:value-type="float">
            <text:p>37</text:p>
          </table:table-cell>
          <table:table-cell office:value-type="float" office:value="152092" calcext:value-type="float">
            <text:p>152092</text:p>
          </table:table-cell>
          <table:table-cell office:value-type="float" office:value="0.000243274" calcext:value-type="float">
            <text:p>0.000243274</text:p>
          </table:table-cell>
          <table:table-cell office:value-type="float" office:value="0.34" calcext:value-type="float">
            <text:p>0.34</text:p>
          </table:table-cell>
          <table:table-cell table:number-columns-repeated="8" table:style-name="ce2" office:value-type="string" calcext:value-type="string">
            <text:p>false</text:p>
          </table:table-cell>
          <table:table-cell office:value-type="float" office:value="-0.596" calcext:value-type="float">
            <text:p>-0.596</text:p>
          </table:table-cell>
          <table:table-cell office:value-type="float" office:value="0.746355772018433" calcext:value-type="float">
            <text:p>0.746355772018433</text:p>
          </table:table-cell>
          <table:table-cell office:value-type="float" office:value="-0.0307343453168869" calcext:value-type="float">
            <text:p>-0.0307343453168869</text:p>
          </table:table-cell>
          <table:table-cell office:value-type="float" office:value="0.000243274" calcext:value-type="float">
            <text:p>0.00024327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CGGT</text:p>
          </table:table-cell>
          <table:table-cell office:value-type="float" office:value="2.12" calcext:value-type="float">
            <text:p>2.12</text:p>
          </table:table-cell>
          <table:table-cell office:value-type="float" office:value="1.877" calcext:value-type="float">
            <text:p>1.87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intron_variant&amp;non_coding_transcript_variant, upstream_gene_variant, intron_variant&amp;non_coding_transcript_variant, intron_variant&amp;non_coding_transcript_variant, intron_variant, intron_variant, upstream_gene_variant, intron_variant, intron_variant, intron_variant</text:p>
          </table:table-cell>
          <table:table-cell office:value-type="string" calcext:value-type="string">
            <text:p>intron_variant, non_coding_transcript_variant, upstream_gene_variant</text:p>
          </table:table-cell>
          <table:table-cell office:value-type="string" calcext:value-type="string">
            <text:p>intron_variant</text:p>
          </table:table-cell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26"/>
          <table:table-cell table:style-name="ce3" office:value-type="string" calcext:value-type="string">
            <text:p>Manually computed:</text:p>
          </table:table-cell>
          <table:table-cell table:number-columns-repeated="14"/>
        </table:table-row>
        <table:table-row table:style-name="ro1">
          <table:table-cell table:number-columns-repeated="29"/>
          <table:table-cell table:style-name="ce4"/>
          <table:table-cell table:number-columns-repeated="11"/>
        </table:table-row>
        <table:table-row table:style-name="ro1">
          <table:table-cell table:number-columns-repeated="25"/>
          <table:table-cell office:value-type="string" calcext:value-type="string">
            <text:p>category</text:p>
          </table:table-cell>
          <table:table-cell office:value-type="string" calcext:value-type="string">
            <text:p>worst_consq_string</text:p>
          </table:table-cell>
          <table:table-cell office:value-type="string" calcext:value-type="string">
            <text:p>which_rows</text:p>
          </table:table-cell>
          <table:table-cell office:value-type="string" calcext:value-type="string">
            <text:p>sum_phylop</text:p>
          </table:table-cell>
          <table:table-cell office:value-type="string" calcext:value-type="string">
            <text:p>sum_of_squared_phylop</text:p>
          </table:table-cell>
          <table:table-cell office:value-type="string" calcext:value-type="string">
            <text:p>sum_roulette_MR</text:p>
          </table:table-cell>
          <table:table-cell office:value-type="string" calcext:value-type="string">
            <text:p>sum_of_squared_roulette_MR</text:p>
          </table:table-cell>
          <table:table-cell office:value-type="string" calcext:value-type="string">
            <text:p>count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string" calcext:value-type="string">
            <text:p>LOW_FREQ</text:p>
          </table:table-cell>
          <table:table-cell office:value-type="string" calcext:value-type="string">
            <text:p>upstream_gene_variant</text:p>
          </table:table-cell>
          <table:table-cell office:value-type="float" office:value="4" calcext:value-type="float">
            <text:p>4</text:p>
          </table:table-cell>
          <table:table-cell table:formula="of:=[.AD4]" office:value-type="float" office:value="0.328" calcext:value-type="float">
            <text:p>0.328</text:p>
          </table:table-cell>
          <table:table-cell table:formula="of:=[.AD4]^2" office:value-type="float" office:value="0.107584" calcext:value-type="float">
            <text:p>0.107584</text:p>
          </table:table-cell>
          <table:table-cell table:formula="of:=[.AJ4]" office:value-type="float" office:value="0.073" calcext:value-type="float">
            <text:p>0.073</text:p>
          </table:table-cell>
          <table:table-cell table:formula="of:=[.AJ4]^2" office:value-type="float" office:value="0.005329" calcext:value-type="float">
            <text:p>0.00532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string" calcext:value-type="string">
            <text:p>RARE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8, 11</text:p>
          </table:table-cell>
          <table:table-cell table:formula="of:=[.AD8]+[.AD11]" office:value-type="float" office:value="-0.348" calcext:value-type="float">
            <text:p>-0.348</text:p>
          </table:table-cell>
          <table:table-cell table:formula="of:=[.AD8]^2+[.AD4]^2" office:value-type="float" office:value="0.169088" calcext:value-type="float">
            <text:p>0.169088</text:p>
          </table:table-cell>
          <table:table-cell table:formula="of:=[.AJ8]+[.AJ11]" office:value-type="float" office:value="2.259" calcext:value-type="float">
            <text:p>2.259</text:p>
          </table:table-cell>
          <table:table-cell table:style-name="ce5" table:formula="of:=[.AJ8]^2+[.AJ11]^2" office:value-type="float" office:value="4.513721" calcext:value-type="float">
            <text:p>4.51E+0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string" calcext:value-type="string">
            <text:p>SINGLETON</text:p>
          </table:table-cell>
          <table:table-cell office:value-type="string" calcext:value-type="string">
            <text:p>3_prime_UTR_variant</text:p>
          </table:table-cell>
          <table:table-cell office:value-type="string" calcext:value-type="string">
            <text:p>6, 7</text:p>
          </table:table-cell>
          <table:table-cell table:formula="of:=[.AD6]+[.AD7]" office:value-type="float" office:value="0.378" calcext:value-type="float">
            <text:p>0.378</text:p>
          </table:table-cell>
          <table:table-cell table:formula="of:=[.AD6]^2+[.AD7]^2" office:value-type="float" office:value="0.077274" calcext:value-type="float">
            <text:p>0.077274</text:p>
          </table:table-cell>
          <table:table-cell table:formula="of:=[.AJ6]+[.AJ7]" office:value-type="float" office:value="0.349" calcext:value-type="float">
            <text:p>0.349</text:p>
          </table:table-cell>
          <table:table-cell table:formula="of:=[.AJ6]^2+[.AJ7]^2" office:value-type="float" office:value="0.061165" calcext:value-type="float">
            <text:p>0.06116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string" calcext:value-type="string">
            <text:p>SINGLETON</text:p>
          </table:table-cell>
          <table:table-cell office:value-type="string" calcext:value-type="string">
            <text:p>intergenic_variant</text:p>
          </table:table-cell>
          <table:table-cell office:value-type="float" office:value="2" calcext:value-type="float">
            <text:p>2</text:p>
          </table:table-cell>
          <table:table-cell table:formula="of:=[.AD2]" office:value-type="float" office:value="0.424" calcext:value-type="float">
            <text:p>0.424</text:p>
          </table:table-cell>
          <table:table-cell table:formula="of:=[.AD2]^2" office:value-type="float" office:value="0.179776" calcext:value-type="float">
            <text:p>0.179776</text:p>
          </table:table-cell>
          <table:table-cell table:formula="of:=[.AJ2]" office:value-type="float" office:value="0.128" calcext:value-type="float">
            <text:p>0.128</text:p>
          </table:table-cell>
          <table:table-cell table:formula="of:=[.AJ2]^2" office:value-type="float" office:value="0.016384" calcext:value-type="float">
            <text:p>0.01638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string" calcext:value-type="string">
            <text:p>SINGLETON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5, 10</text:p>
          </table:table-cell>
          <table:table-cell table:formula="of:=[.AD5]+[.AD10]" office:value-type="float" office:value="-1.074" calcext:value-type="float">
            <text:p>-1.074</text:p>
          </table:table-cell>
          <table:table-cell table:formula="of:=[.AD5]^2+[.AD10]^2" office:value-type="float" office:value="0.79985" calcext:value-type="float">
            <text:p>0.79985</text:p>
          </table:table-cell>
          <table:table-cell table:formula="of:=[.AJ5]+[.AJ10]" office:value-type="float" office:value="0.113" calcext:value-type="float">
            <text:p>0.113</text:p>
          </table:table-cell>
          <table:table-cell table:formula="of:=[.AJ5]^2+[.AJ10]^2" office:value-type="float" office:value="0.007789" calcext:value-type="float">
            <text:p>0.00778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string" calcext:value-type="string">
            <text:p>ULTRARARE</text:p>
          </table:table-cell>
          <table:table-cell office:value-type="string" calcext:value-type="string">
            <text:p>intron_variant</text:p>
          </table:table-cell>
          <table:table-cell office:value-type="float" office:value="9" calcext:value-type="float">
            <text:p>9</text:p>
          </table:table-cell>
          <table:table-cell table:formula="of:=[.AD9]" office:value-type="float" office:value="0.091" calcext:value-type="float">
            <text:p>0.091</text:p>
          </table:table-cell>
          <table:table-cell table:formula="of:=[.AD9]^2" office:value-type="float" office:value="0.008281" calcext:value-type="float">
            <text:p>0.008281</text:p>
          </table:table-cell>
          <table:table-cell table:formula="of:=[.AJ9]" office:value-type="float" office:value="0.03" calcext:value-type="float">
            <text:p>0.03</text:p>
          </table:table-cell>
          <table:table-cell table:formula="of:=[.AJ9]^2" office:value-type="float" office:value="0.0009" calcext:value-type="float">
            <text:p>0.00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5"/>
          <table:table-cell office:value-type="string" calcext:value-type="string">
            <text:p>ULTRARARE</text:p>
          </table:table-cell>
          <table:table-cell office:value-type="string" calcext:value-type="string">
            <text:p>regulatory_region_variant</text:p>
          </table:table-cell>
          <table:table-cell office:value-type="float" office:value="3" calcext:value-type="float">
            <text:p>3</text:p>
          </table:table-cell>
          <table:table-cell table:formula="of:=[.AD3]" office:value-type="float" office:value="0.34" calcext:value-type="float">
            <text:p>0.34</text:p>
          </table:table-cell>
          <table:table-cell table:formula="of:=[.AD3]^2" office:value-type="float" office:value="0.1156" calcext:value-type="float">
            <text:p>0.1156</text:p>
          </table:table-cell>
          <table:table-cell table:formula="of:=[.AJ3]" office:value-type="float" office:value="0.139" calcext:value-type="float">
            <text:p>0.139</text:p>
          </table:table-cell>
          <table:table-cell table:formula="of:=[.AJ3]^2" office:value-type="float" office:value="0.019321" calcext:value-type="float">
            <text:p>0.0193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27"/>
          <table:table-cell table:style-name="ce3" office:value-type="string" calcext:value-type="string">
            <text:p>From script:</text:p>
          </table:table-cell>
          <table:table-cell table:number-columns-repeated="1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6"/>
          <table:table-cell office:value-type="string" calcext:value-type="string">
            <text:p>category</text:p>
          </table:table-cell>
          <table:table-cell office:value-type="string" calcext:value-type="string">
            <text:p>worst_consq_string</text:p>
          </table:table-cell>
          <table:table-cell office:value-type="string" calcext:value-type="string">
            <text:p>sum_phylop</text:p>
          </table:table-cell>
          <table:table-cell office:value-type="string" calcext:value-type="string">
            <text:p>sum_of_squared_phylop</text:p>
          </table:table-cell>
          <table:table-cell office:value-type="string" calcext:value-type="string">
            <text:p>sum_roulette_MR</text:p>
          </table:table-cell>
          <table:table-cell office:value-type="string" calcext:value-type="string">
            <text:p>sum_of_squared_roulette_MR</text:p>
          </table:table-cell>
          <table:table-cell office:value-type="string" calcext:value-type="string">
            <text:p>count</text:p>
          </table:table-cell>
          <table:table-cell table:number-columns-repeated="8"/>
        </table:table-row>
        <table:table-row table:style-name="ro1">
          <table:table-cell table:number-columns-repeated="26"/>
          <table:table-cell office:value-type="string" calcext:value-type="string">
            <text:p>LOW_FREQ</text:p>
          </table:table-cell>
          <table:table-cell office:value-type="string" calcext:value-type="string">
            <text:p>upstream_gene_variant</text:p>
          </table:table-cell>
          <table:table-cell office:value-type="float" office:value="0.328" calcext:value-type="float">
            <text:p>0.328</text:p>
          </table:table-cell>
          <table:table-cell office:value-type="float" office:value="0.107584" calcext:value-type="float">
            <text:p>0.10758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6"/>
          <table:table-cell office:value-type="string" calcext:value-type="string">
            <text:p>RARE</text:p>
          </table:table-cell>
          <table:table-cell office:value-type="string" calcext:value-type="string">
            <text:p>intron_variant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41672" calcext:value-type="float">
            <text:p>0.41672</text:p>
          </table:table-cell>
          <table:table-cell office:value-type="float" office:value="2.259" calcext:value-type="float">
            <text:p>2.259</text:p>
          </table:table-cell>
          <table:table-cell office:value-type="float" office:value="4.513721" calcext:value-type="float">
            <text:p>4.5137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6"/>
          <table:table-cell office:value-type="string" calcext:value-type="string">
            <text:p>SINGLETON</text:p>
          </table:table-cell>
          <table:table-cell office:value-type="string" calcext:value-type="string">
            <text:p>3_prime_UTR_variant</text:p>
          </table:table-cell>
          <table:table-cell office:value-type="float" office:value="0.378" calcext:value-type="float">
            <text:p>0.378</text:p>
          </table:table-cell>
          <table:table-cell office:value-type="float" office:value="0.077274" calcext:value-type="float">
            <text:p>0.077274</text:p>
          </table:table-cell>
          <table:table-cell office:value-type="float" office:value="0.349" calcext:value-type="float">
            <text:p>0.349</text:p>
          </table:table-cell>
          <table:table-cell office:value-type="float" office:value="0.061165" calcext:value-type="float">
            <text:p>0.06116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6"/>
          <table:table-cell office:value-type="string" calcext:value-type="string">
            <text:p>SINGLETON</text:p>
          </table:table-cell>
          <table:table-cell office:value-type="string" calcext:value-type="string">
            <text:p>intergenic_variant</text:p>
          </table:table-cell>
          <table:table-cell office:value-type="float" office:value="0.424" calcext:value-type="float">
            <text:p>0.424</text:p>
          </table:table-cell>
          <table:table-cell office:value-type="float" office:value="0.179776" calcext:value-type="float">
            <text:p>0.179776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6"/>
          <table:table-cell office:value-type="string" calcext:value-type="string">
            <text:p>SINGLETON</text:p>
          </table:table-cell>
          <table:table-cell office:value-type="string" calcext:value-type="string">
            <text:p>intron_variant</text:p>
          </table:table-cell>
          <table:table-cell office:value-type="float" office:value="-1.074" calcext:value-type="float">
            <text:p>-1.074</text:p>
          </table:table-cell>
          <table:table-cell office:value-type="float" office:value="0.79985" calcext:value-type="float">
            <text:p>0.7998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7789" calcext:value-type="float">
            <text:p>0.00778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6"/>
          <table:table-cell office:value-type="string" calcext:value-type="string">
            <text:p>ULTRARARE</text:p>
          </table:table-cell>
          <table:table-cell office:value-type="string" calcext:value-type="string">
            <text:p>non_coding_transcript_exon_variant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8281" calcext:value-type="float">
            <text:p>0.008281</text:p>
          </table:table-cell>
          <table:table-cell office:value-type="float" office:value="0.03" calcext:value-type="float">
            <text:p>0.03</text:p>
          </table:table-cell>
          <table:table-cell table:style-name="ce5" office:value-type="float" office:value="0.0009" calcext:value-type="float">
            <text:p>9.00E-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6"/>
          <table:table-cell office:value-type="string" calcext:value-type="string">
            <text:p>ULTRARARE</text:p>
          </table:table-cell>
          <table:table-cell office:value-type="string" calcext:value-type="string">
            <text:p>regulatory_region_variant</text:p>
          </table:table-cell>
          <table:table-cell office:value-type="float" office:value="0.34" calcext:value-type="float">
            <text:p>0.34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39" calcext:value-type="float">
            <text:p>0.139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toy.Z22:toy.AG2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1T15:00:08.962000000</dc:date>
    <meta:editing-duration>PT2H49M10S</meta:editing-duration>
    <meta:editing-cycles>8</meta:editing-cycles>
    <meta:generator>LibreOffice/7.5.2.2$Windows_X86_64 LibreOffice_project/53bb9681a964705cf672590721dbc85eb4d0c3a2</meta:generator>
    <meta:document-statistic meta:table-count="1" meta:cell-count="573" meta:object-count="0"/>
  </office:meta>
</office:document-meta>
</file>